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1cm" svg:x="1.6cm" svg:y="2.1cm">
          <text:p text:style-name="P1"><text:span text:style-name="T1">Routing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1cm" svg:x="7.3cm" svg:y="2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331cm" svg:height="0.806cm" svg:x="4.769cm" svg:y="3.7cm">
          <draw:text-box>
            <text:p text:style-name="P3"><text:span text:style-name="T1">Data encryption public key</text:span></text:p>
          </draw:text-box>
        </draw:frame>
        <draw:line draw:style-name="gr4" draw:text-style-name="P2" draw:layer="layout" svg:x1="7.9cm" svg:y1="3.7cm" svg:x2="7.9cm" svg:y2="2.5cm">
          <text:p/>
        </draw:line>
        <draw:custom-shape draw:style-name="gr1" draw:text-style-name="P1" draw:layer="layout" svg:width="5.3cm" svg:height="1cm" svg:x="8.4cm" svg:y="2.1cm">
          <text:p text:style-name="P1"><text:span text:style-name="T1">Hybrid head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cm" svg:x="13.699cm" svg:y="2.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cm" svg:x="15.8cm" svg:y="2.1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5.8cm" svg:y1="3.1cm" svg:x2="17.299cm" svg:y2="3.1cm">
          <text:p/>
        </draw:line>
        <draw:line draw:style-name="gr6" draw:text-style-name="P2" draw:layer="layout" svg:x1="15.8cm" svg:y1="2.1cm" svg:x2="17.299cm" svg:y2="2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2T15:14:12</meta:creation-date>
    <dc:date>2013-05-13T12:10:13</dc:date>
    <dc:creator>Luke </dc:creator>
    <meta:editing-duration>PT1H22M53S</meta:editing-duration>
    <meta:editing-cycles>4</meta:editing-cycles>
    <meta:generator>LibreOffice/3.5$Linux_x86 LibreOffice_project/350m1$Build-2</meta:generator>
    <meta:document-statistic meta:object-count="9"/>
  </office:meta>
</office:document-meta>
</file>